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75in" style:rel-column-width="7097*"/>
    </style:style>
    <style:style style:name="Table3.B" style:family="table-column">
      <style:table-column-properties style:column-width="4.6833in" style:rel-column-width="44320*"/>
    </style:style>
    <style:style style:name="Table3.C" style:family="table-column">
      <style:table-column-properties style:column-width="1.4917in" style:rel-column-width="1411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4.6833in" style:rel-column-width="44320*"/>
    </style:style>
    <style:style style:name="Table4.C" style:family="table-column">
      <style:table-column-properties style:column-width="1.4917in" style:rel-column-width="141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style:text-properties officeooo:rsid="000c6f93" officeooo:paragraph-rsid="000c6f93"/>
    </style:style>
    <style:style style:name="P2" style:family="paragraph" style:parent-style-name="Standard">
      <style:paragraph-properties fo:line-height="100%"/>
      <style:text-properties officeooo:rsid="000c6f93" officeooo:paragraph-rsid="001929f9"/>
    </style:style>
    <style:style style:name="P3" style:family="paragraph" style:parent-style-name="Standard">
      <style:paragraph-properties fo:line-height="100%"/>
      <style:text-properties fo:font-weight="normal" officeooo:rsid="001305cc" officeooo:paragraph-rsid="000c6f93" style:font-weight-asian="normal" style:font-weight-complex="normal"/>
    </style:style>
    <style:style style:name="P4" style:family="paragraph" style:parent-style-name="Standard">
      <style:paragraph-properties fo:line-height="100%" fo:text-align="justify" style:justify-single-word="false"/>
      <style:text-properties officeooo:paragraph-rsid="002096d8"/>
    </style:style>
    <style:style style:name="P5" style:family="paragraph" style:parent-style-name="Standard">
      <style:paragraph-properties fo:line-height="100%"/>
      <style:text-properties fo:color="#000000" fo:font-weight="bold" officeooo:rsid="00275c37" officeooo:paragraph-rsid="00275c37" style:font-weight-asian="bold" style:font-weight-complex="bold"/>
    </style:style>
    <style:style style:name="P6" style:family="paragraph" style:parent-style-name="Standard">
      <style:paragraph-properties fo:line-height="100%"/>
      <style:text-properties fo:color="#000000" fo:font-weight="bold" officeooo:rsid="001305cc" officeooo:paragraph-rsid="001305cc" style:font-weight-asian="bold" style:font-weight-complex="bold"/>
    </style:style>
    <style:style style:name="P7" style:family="paragraph" style:parent-style-name="Standard">
      <style:paragraph-properties fo:line-height="100%"/>
      <style:text-properties fo:color="#000000" officeooo:paragraph-rsid="00275c37"/>
    </style:style>
    <style:style style:name="P8" style:family="paragraph" style:parent-style-name="Standard">
      <style:paragraph-properties fo:line-height="100%"/>
      <style:text-properties fo:font-weight="bold" officeooo:rsid="002f80bb" officeooo:paragraph-rsid="002f80bb" style:font-weight-asian="bold" style:font-weight-complex="bold"/>
    </style:style>
    <style:style style:name="P9" style:family="paragraph" style:parent-style-name="Standard">
      <style:paragraph-properties fo:line-height="100%"/>
      <style:text-properties fo:font-weight="bold" officeooo:rsid="001b01dc" officeooo:paragraph-rsid="001b01dc" style:font-weight-asian="bold" style:font-weight-complex="bold"/>
    </style:style>
    <style:style style:name="P10" style:family="paragraph" style:parent-style-name="Standard">
      <style:paragraph-properties fo:margin-top="0in" fo:margin-bottom="0in" loext:contextual-spacing="false" fo:line-height="115%"/>
      <style:text-properties officeooo:rsid="0021a9d1" officeooo:paragraph-rsid="0021a9d1"/>
    </style:style>
    <style:style style:name="P11" style:family="paragraph" style:parent-style-name="Standard">
      <style:paragraph-properties fo:margin-top="0in" fo:margin-bottom="0in" loext:contextual-spacing="false" fo:line-height="115%"/>
      <style:text-properties officeooo:paragraph-rsid="000c6f93"/>
    </style:style>
    <style:style style:name="P12" style:family="paragraph" style:parent-style-name="Standard">
      <style:paragraph-properties fo:margin-top="0in" fo:margin-bottom="0in" loext:contextual-spacing="false" fo:line-height="115%"/>
      <style:text-properties fo:color="#c9211e" fo:font-weight="bold" officeooo:rsid="0021a9d1" officeooo:paragraph-rsid="0021a9d1" style:font-weight-asian="bold" style:font-weight-complex="bold"/>
    </style:style>
    <style:style style:name="P13" style:family="paragraph" style:parent-style-name="Standard">
      <style:paragraph-properties fo:margin-top="0in" fo:margin-bottom="0in" loext:contextual-spacing="false" fo:line-height="115%"/>
      <style:text-properties fo:color="#c9211e" fo:font-weight="bold" officeooo:rsid="000c6f93" officeooo:paragraph-rsid="00295f26" style:font-weight-asian="bold" style:font-weight-complex="bold"/>
    </style:style>
    <style:style style:name="P14" style:family="paragraph" style:parent-style-name="Standard">
      <style:paragraph-properties fo:margin-left="0.0799in" fo:margin-right="0in" fo:margin-top="0.0992in" fo:margin-bottom="0in" loext:contextual-spacing="false" fo:text-align="start" style:justify-single-word="false" fo:text-indent="0in" style:auto-text-indent="false"/>
      <style:text-properties officeooo:paragraph-rsid="002f80bb"/>
    </style:style>
    <style:style style:name="P15" style:family="paragraph" style:parent-style-name="Standard">
      <style:paragraph-properties fo:margin-left="0.0799in" fo:margin-right="0in" fo:margin-top="0in" fo:margin-bottom="0in" loext:contextual-spacing="false" fo:text-align="start" style:justify-single-word="false" fo:text-indent="0in" style:auto-text-indent="false"/>
      <style:text-properties officeooo:paragraph-rsid="002f80bb"/>
    </style:style>
    <style:style style:name="P16" style:family="paragraph" style:parent-style-name="Text_20_body">
      <style:paragraph-properties fo:margin-left="0.0799in" fo:margin-right="0in" fo:margin-top="0.0984in" fo:margin-bottom="0in" loext:contextual-spacing="false" fo:line-height="100%" fo:text-indent="0in" style:auto-text-indent="false"/>
      <style:text-properties fo:font-weight="normal" officeooo:rsid="002f80bb" officeooo:paragraph-rsid="002f80bb" style:font-weight-asian="normal" style:font-weight-complex="normal"/>
    </style:style>
    <style:style style:name="P17" style:family="paragraph" style:parent-style-name="Table_20_Contents">
      <style:paragraph-properties fo:line-height="100%"/>
      <style:text-properties officeooo:rsid="008bf51f" officeooo:paragraph-rsid="002f80bb"/>
    </style:style>
    <style:style style:name="P18" style:family="paragraph" style:parent-style-name="Table_20_Contents">
      <style:paragraph-properties fo:line-height="100%"/>
      <style:text-properties officeooo:rsid="008d8d81" officeooo:paragraph-rsid="002f80bb"/>
    </style:style>
    <style:style style:name="P19" style:family="paragraph" style:parent-style-name="Table_20_Contents">
      <style:paragraph-properties fo:line-height="100%"/>
      <style:text-properties officeooo:rsid="008ed54a" officeooo:paragraph-rsid="002f80bb"/>
    </style:style>
    <style:style style:name="P20" style:family="paragraph" style:parent-style-name="Text_20_body">
      <style:paragraph-properties fo:margin-left="0.0799in" fo:margin-right="0.0819in" fo:margin-top="0.0972in" fo:margin-bottom="0in" loext:contextual-spacing="false" fo:text-align="justify" style:justify-single-word="false" fo:text-indent="0in" style:auto-text-indent="false"/>
      <style:text-properties officeooo:paragraph-rsid="002f80bb"/>
    </style:style>
    <style:style style:name="P21" style:family="paragraph" style:parent-style-name="Text_20_body">
      <style:paragraph-properties fo:margin-left="0in" fo:margin-right="0in" fo:margin-top="0in" fo:margin-bottom="0in" loext:contextual-spacing="false" fo:text-indent="0in" style:auto-text-indent="false"/>
      <style:text-properties fo:font-size="12.5pt" officeooo:paragraph-rsid="002f80bb" style:font-size-asian="12.5pt"/>
    </style:style>
    <style:style style:name="P22" style:family="paragraph" style:parent-style-name="Heading_20_1">
      <style:paragraph-properties fo:line-height="100%"/>
    </style:style>
    <style:style style:name="P23" style:family="paragraph" style:parent-style-name="Heading_20_1" style:list-style-name="">
      <style:paragraph-properties fo:line-height="100%" fo:break-before="page"/>
      <style:text-properties officeooo:rsid="008ba574" officeooo:paragraph-rsid="002f80bb"/>
    </style:style>
    <style:style style:name="P24" style:family="paragraph" style:parent-style-name="List_20_Paragraph" style:list-style-name="WWNum1">
      <style:paragraph-properties fo:margin-left="0.5807in" fo:margin-right="0in" fo:margin-top="0.093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25" style:family="paragraph" style:parent-style-name="List_20_Paragraph" style:list-style-name="WWNum1">
      <style:paragraph-properties fo:margin-left="0.5807in" fo:margin-right="0in" fo:margin-top="0.0228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26" style:family="paragraph" style:parent-style-name="List_20_Paragraph" style:list-style-name="WWNum1">
      <style:paragraph-properties fo:margin-left="0.5807in" fo:margin-right="0in" fo:margin-top="0.021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27" style:family="paragraph" style:parent-style-name="List_20_Paragraph" style:list-style-name="WWNum1">
      <style:paragraph-properties fo:margin-left="0.5807in" fo:margin-right="0in" fo:margin-top="0.004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3313ce"/>
    </style:style>
    <style:style style:name="P28" style:family="paragraph" style:parent-style-name="List_20_Paragraph" style:list-style-name="WWNum1">
      <style:paragraph-properties fo:margin-left="0.5807in" fo:margin-right="0in" fo:margin-top="0.0035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29" style:family="paragraph" style:parent-style-name="List_20_Paragraph" style:list-style-name="WWNum1">
      <style:paragraph-properties fo:margin-left="0.5807in" fo:margin-right="0in" fo:margin-top="0.0929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30" style:family="paragraph" style:parent-style-name="List_20_Paragraph" style:list-style-name="WWNum1">
      <style:paragraph-properties fo:margin-left="0.5807in" fo:margin-right="0in" fo:margin-top="0.0244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2f80bb"/>
    </style:style>
    <style:style style:name="P31" style:family="paragraph" style:parent-style-name="Standard" style:list-style-name="">
      <style:paragraph-properties fo:margin-top="0.0791in" fo:margin-bottom="0.0791in" loext:contextual-spacing="false" fo:line-height="100%" fo:text-align="justify" style:justify-single-word="false"/>
      <style:text-properties officeooo:rsid="00920253" officeooo:paragraph-rsid="002f80bb"/>
    </style:style>
    <style:style style:name="P32" style:family="paragraph" style:parent-style-name="Text_20_body" style:list-style-name="">
      <style:paragraph-properties fo:margin-top="0.0791in" fo:margin-bottom="0.0791in" loext:contextual-spacing="false" fo:line-height="100%" fo:text-align="justify" style:justify-single-word="false"/>
      <style:text-properties officeooo:rsid="008ba574" officeooo:paragraph-rsid="002f80bb"/>
    </style:style>
    <style:style style:name="P33" style:family="paragraph" style:parent-style-name="Text_20_body" style:list-style-name="">
      <style:paragraph-properties fo:margin-top="0.0791in" fo:margin-bottom="0.0791in" loext:contextual-spacing="false" fo:line-height="100%" fo:text-align="justify" style:justify-single-word="false"/>
      <style:text-properties officeooo:rsid="008d8d81" officeooo:paragraph-rsid="002f80bb"/>
    </style:style>
    <style:style style:name="P34" style:family="paragraph" style:parent-style-name="Text_20_body">
      <style:paragraph-properties fo:margin-left="0.0799in" fo:margin-right="0.0783in" fo:margin-top="0.0957in" fo:margin-bottom="0in" loext:contextual-spacing="false" fo:text-align="justify" style:justify-single-word="false" fo:text-indent="0in" style:auto-text-indent="false"/>
      <style:text-properties officeooo:paragraph-rsid="0036e632"/>
    </style:style>
    <style:style style:name="T1" style:family="text">
      <style:text-properties style:text-position="super 58%" officeooo:rsid="000c6f93"/>
    </style:style>
    <style:style style:name="T2" style:family="text">
      <style:text-properties style:text-position="0% 100%" fo:font-weight="bold" officeooo:rsid="000c6f93" style:font-weight-asian="bold" style:font-weight-complex="bold"/>
    </style:style>
    <style:style style:name="T3" style:family="text">
      <style:text-properties style:text-position="0% 100%" officeooo:rsid="000c6f93"/>
    </style:style>
    <style:style style:name="T4" style:family="text">
      <style:text-properties style:text-position="0% 100%" officeooo:rsid="002f80bb"/>
    </style:style>
    <style:style style:name="T5" style:family="text">
      <style:text-properties officeooo:rsid="001305c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c6f93" style:font-weight-asian="bold" style:font-weight-complex="bold"/>
    </style:style>
    <style:style style:name="T9" style:family="text">
      <style:text-properties fo:font-weight="bold" officeooo:rsid="008bf51f" style:font-weight-asian="bold" style:font-weight-complex="bold"/>
    </style:style>
    <style:style style:name="T10" style:family="text">
      <style:text-properties fo:font-weight="bold" officeooo:rsid="0036e632" style:font-weight-asian="bold" style:font-weight-complex="bold"/>
    </style:style>
    <style:style style:name="T11" style:family="text">
      <style:text-properties officeooo:rsid="002f80bb"/>
    </style:style>
    <style:style style:name="T12" style:family="text">
      <style:text-properties officeooo:rsid="000c6f93"/>
    </style:style>
    <style:style style:name="T13" style:family="text">
      <style:text-properties fo:font-weight="normal" officeooo:rsid="002f80bb" style:font-weight-asian="normal" style:font-weight-complex="normal"/>
    </style:style>
    <style:style style:name="T14" style:family="text">
      <style:text-properties fo:font-weight="normal" officeooo:rsid="00275c37" style:font-weight-asian="normal" style:font-weight-complex="normal"/>
    </style:style>
    <style:style style:name="T15" style:family="text">
      <style:text-properties fo:font-weight="normal" officeooo:rsid="002096d8" style:font-weight-asian="normal" style:font-weight-complex="normal"/>
    </style:style>
    <style:style style:name="T16" style:family="text">
      <style:text-properties fo:letter-spacing="0.0008in"/>
    </style:style>
    <style:style style:name="T17" style:family="text">
      <style:text-properties fo:letter-spacing="0.0008in" fo:font-weight="bold" style:font-weight-asian="bold"/>
    </style:style>
    <style:style style:name="T18" style:family="text">
      <style:text-properties fo:letter-spacing="-0.0016in"/>
    </style:style>
    <style:style style:name="T19" style:family="text">
      <style:text-properties fo:font-size="12pt" fo:language="en" fo:country="US" fo:font-weight="bold" style:font-name-asian="Times New Roman1" style:font-size-asian="12pt" style:language-asian="en" style:country-asian="US" style:font-weight-asian="bold" style:font-name-complex="Times New Roman1" style:font-size-complex="12pt" style:language-complex="ar" style:country-complex="SA"/>
    </style:style>
    <style:style style:name="T20" style:family="text">
      <style:text-properties fo:font-size="12pt" fo:language="en" fo:country="US" style:font-name-asian="Times New Roman1" style:font-size-asian="12pt" style:language-asian="en" style:country-asian="US" style:font-name-complex="Times New Roman1" style:font-size-complex="12pt" style:language-complex="ar" style:country-complex="SA"/>
    </style:style>
    <style:style style:name="T21" style:family="text">
      <style:text-properties fo:font-size="12pt" style:font-size-asian="12pt"/>
    </style:style>
    <style:style style:name="T22" style:family="text">
      <style:text-properties fo:font-size="12pt" officeooo:rsid="003313ce" style:font-size-asian="12pt"/>
    </style:style>
    <style:style style:name="T23" style:family="text">
      <style:text-properties fo:font-size="12pt" fo:letter-spacing="-0.0016in" style:font-size-asian="12pt"/>
    </style:style>
    <style:style style:name="T24" style:family="text">
      <style:text-properties fo:font-size="12pt" fo:letter-spacing="-0.0008in" style:font-size-asian="12pt"/>
    </style:style>
    <style:style style:name="T25" style:family="text">
      <style:text-properties fo:font-size="12pt" fo:letter-spacing="-0.0008in" fo:font-weight="bold" style:font-size-asian="12pt" style:font-weight-asian="bold"/>
    </style:style>
    <style:style style:name="T26" style:family="text">
      <style:text-properties fo:font-size="12pt" fo:font-weight="bold" style:font-size-asian="12pt" style:font-weight-asian="bold"/>
    </style:style>
    <style:style style:name="T27" style:family="text">
      <style:text-properties fo:font-size="12pt" fo:letter-spacing="-0.002in" style:font-size-asian="12pt"/>
    </style:style>
    <style:style style:name="T28" style:family="text">
      <style:text-properties fo:font-size="12pt" fo:letter-spacing="-0.002in" officeooo:rsid="003313ce" style:font-size-asian="12pt"/>
    </style:style>
    <style:style style:name="T29" style:family="text">
      <style:text-properties fo:font-size="12pt" fo:letter-spacing="0.0008in" style:font-size-asian="12pt"/>
    </style:style>
    <style:style style:name="T30" style:family="text">
      <style:text-properties fo:font-size="12pt" fo:letter-spacing="-0.0028in" style:font-size-asian="12pt"/>
    </style:style>
    <style:style style:name="T31" style:family="text">
      <style:text-properties fo:font-size="12pt" fo:letter-spacing="-0.0028in" fo:font-weight="bold" style:font-size-asian="12pt" style:font-weight-asian="bold"/>
    </style:style>
    <style:style style:name="T32" style:family="text">
      <style:text-properties fo:font-size="12pt" fo:letter-spacing="-0.0035in" style:font-size-asian="12pt"/>
    </style:style>
    <style:style style:name="T33" style:family="text">
      <style:text-properties fo:font-size="12pt" fo:letter-spacing="-0.0035in" officeooo:rsid="003313ce" style:font-size-asian="12pt"/>
    </style:style>
    <style:style style:name="T34" style:family="text">
      <style:text-properties fo:font-size="12pt" fo:letter-spacing="-0.0035in" fo:font-weight="bold" style:font-size-asian="12pt" style:font-weight-asian="bold"/>
    </style:style>
    <style:style style:name="T35" style:family="text">
      <style:text-properties fo:font-size="12pt" fo:letter-spacing="-0.0047in" style:font-size-asian="12pt"/>
    </style:style>
    <style:style style:name="T36" style:family="text">
      <style:text-properties fo:font-size="12pt" fo:letter-spacing="-0.0043in" style:font-size-asian="12pt"/>
    </style:style>
    <style:style style:name="T37" style:family="text">
      <style:text-properties fo:font-size="12pt" fo:letter-spacing="-0.0102in" style:font-size-asian="12pt"/>
    </style:style>
    <style:style style:name="T38" style:family="text">
      <style:text-properties fo:font-size="12pt" fo:letter-spacing="-0.0063in" style:font-size-asian="12pt"/>
    </style:style>
    <style:style style:name="T39" style:family="text">
      <style:text-properties officeooo:rsid="008d8d81"/>
    </style:style>
    <style:style style:name="T40" style:family="text">
      <style:text-properties officeooo:rsid="008bf51f"/>
    </style:style>
    <style:style style:name="T41" style:family="text">
      <style:text-properties officeooo:rsid="008ed54a"/>
    </style:style>
    <style:style style:name="T42" style:family="text">
      <style:text-properties fo:language="en" fo:country="US" fo:font-weight="normal" style:font-weight-asian="normal" style:font-weight-complex="normal"/>
    </style:style>
    <style:style style:name="T43" style:family="text">
      <style:text-properties fo:language="en" fo:country="US" fo:font-weight="normal" officeooo:rsid="0098f362" style:font-weight-asian="normal" style:font-weight-complex="normal"/>
    </style:style>
    <style:style style:name="T44" style:family="text">
      <style:text-properties officeooo:rsid="00321ae8"/>
    </style:style>
    <style:style style:name="T45" style:family="text">
      <style:text-properties style:font-name="Times New Roman" fo:font-size="12pt" fo:language="en" fo:country="US" officeooo:rsid="003313ce" style:font-name-asian="Times New Roman1" style:font-size-asian="12pt" style:language-asian="en" style:country-asian="US" style:font-name-complex="Times New Roman1" style:language-complex="ar" style:country-complex="SA"/>
    </style:style>
    <style:style style:name="T46" style:family="text">
      <style:text-properties fo:letter-spacing="0.0417in"/>
    </style:style>
    <style:style style:name="T47" style:family="text">
      <style:text-properties officeooo:rsid="0036e632"/>
    </style:style>
    <style:style style:name="T48" style:family="text">
      <style:text-properties fo:color="#0e101a"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oTaPP 202<text:span text:style-name="T11">2</text:span> Final Exam Information</text:h>
      <text:p text:style-name="P3"/>
      <text:p text:style-name="P11"><text:span text:style-name="T8">Date:</text:span><text:span text:style-name="T12"><text:tab/></text:span><text:span text:style-name="T11">Wednes</text:span><text:span text:style-name="T12">day, April 1</text:span><text:span text:style-name="T11">3</text:span><text:span text:style-name="T1">th</text:span><text:span text:style-name="T3">, 202</text:span><text:span text:style-name="T4">2</text:span></text:p>
      <text:p text:style-name="P11"><text:span text:style-name="T2">Time:</text:span><text:span text:style-name="T3"><text:tab/></text:span><text:span text:style-name="T12">1</text:span><text:span text:style-name="T11">7:00</text:span><text:span text:style-name="T12">-</text:span><text:span text:style-name="T11">20:00</text:span><text:span text:style-name="T12"> </text:span><text:span text:style-name="T5">(+30 min for students qualifying for extra time)</text:span></text:p>
      <text:p text:style-name="P13">Place:<text:tab/><text:span text:style-name="T11">EDUC-THEATRON</text:span></text:p>
      <text:p text:style-name="P10"><text:span text:style-name="T7">Other:</text:span><text:tab/>The exam will be provided and submitted via Blackboard. </text:p>
      <text:p text:style-name="P12"><text:tab/><text:tab/>You will work on your own laptop.</text:p>
      <text:p text:style-name="P1"/>
      <text:p text:style-name="P5">Power Supply</text:p>
      <text:p text:style-name="P7"><text:span text:style-name="T13">Y</text:span><text:span text:style-name="T14">ou are strongly advised to make sure your laptop is fully charged at the start of the exam. </text:span></text:p>
      <text:p text:style-name="P6"/>
      <text:p text:style-name="P9">Attendance Checks</text:p>
      <text:p text:style-name="P4"><text:span text:style-name="T15">When taking the exam on location, please make sure that your attendance is noted by the teachers su</text:span><text:span text:style-name="T13">pervising</text:span><text:span text:style-name="T15"> the exam. Otherwise we would have to assume later that you did the exam without surveillance, which would be regarded fraud.</text:span></text:p>
      <text:p text:style-name="P2"/>
      <text:p text:style-name="P8">Exam Format</text:p>
      <text:p text:style-name="P20">Th<text:span text:style-name="T11">e</text:span> exam consists of assignments <text:span text:style-name="T44">similar to the group projects; unlike in group projects, you will do these individually.</text:span></text:p>
      <text:p text:style-name="P34"><text:span text:style-name="T48">The exam will be available on Blackboard </text:span><text:span text:style-name="Strong_20_Emphasis"><text:span text:style-name="T48">from 17:00</text:span></text:span><text:span text:style-name="T48">. From then you have </text:span><text:span text:style-name="Strong_20_Emphasis"><text:span text:style-name="T48">3:00 hours </text:span></text:span><text:span text:style-name="T48">to work on the assignments. That means that you have to </text:span><text:span text:style-name="Strong_20_Emphasis"><text:span text:style-name="T48">submit your results by 20:00</text:span></text:span><text:span text:style-name="T48">. If you are a student qualifying for extra time, you get 30 min in addition; you have to submit by 20:30.</text:span><text:span text:style-name="Strong_20_Emphasis"><text:span text:style-name="T48">This is a strict limit: </text:span></text:span><text:span text:style-name="T48">Blackboard will not accept any more solutions after the specified time.</text:span></text:p>
      <text:p text:style-name="P14"><text:span text:style-name="T21">During</text:span><text:span text:style-name="T23"> </text:span><text:span text:style-name="T21">the</text:span><text:span text:style-name="T23"> </text:span><text:span text:style-name="T21">exam</text:span><text:span text:style-name="T24"> </text:span><text:span text:style-name="T21">you</text:span><text:span text:style-name="T24"> </text:span><text:span text:style-name="T21">are </text:span><text:span text:style-name="T26">allowed</text:span><text:span text:style-name="T25"> </text:span><text:span text:style-name="T21">to:</text:span></text:p>
      <text:list xml:id="list1530511379" text:style-name="WWNum1">
        <text:list-item>
          <text:p text:style-name="P24"><text:span text:style-name="T21">use</text:span><text:span text:style-name="T27"> </text:span><text:span text:style-name="T21">a</text:span><text:span text:style-name="T23"> </text:span><text:span text:style-name="T21">computer/laptop</text:span><text:span text:style-name="T23"> </text:span><text:span text:style-name="T21">and</text:span><text:span text:style-name="T29"> </text:span><text:span text:style-name="T21">a</text:span><text:span text:style-name="T27"> </text:span><text:span text:style-name="T21">local</text:span><text:span text:style-name="T29"> </text:span><text:span text:style-name="T21">programming</text:span><text:span text:style-name="T23"> </text:span><text:span text:style-name="T21">environment</text:span><text:span text:style-name="T24"> </text:span><text:span text:style-name="T21">(e.g.</text:span><text:span text:style-name="T23"> </text:span><text:span text:style-name="T21">Spyder)</text:span></text:p>
        </text:list-item>
        <text:list-item>
          <text:p text:style-name="P25"><text:span text:style-name="T21">use</text:span><text:span text:style-name="T30"> </text:span><text:span text:style-name="T21">the</text:span><text:span text:style-name="T27"> </text:span><text:span text:style-name="T21">course</text:span><text:span text:style-name="T23"> </text:span><text:span text:style-name="T21">material</text:span><text:span text:style-name="T24"> </text:span><text:span text:style-name="T21">(lecture</text:span><text:span text:style-name="T24"> </text:span><text:span text:style-name="T21">notes,</text:span><text:span text:style-name="T30"> </text:span><text:span text:style-name="T21">exercises,</text:span><text:span text:style-name="T27"> </text:span><text:span text:style-name="T21">own</text:span><text:span text:style-name="T24"> </text:span><text:span text:style-name="T21">and</text:span><text:span text:style-name="T23"> </text:span><text:span text:style-name="T21">sample</text:span><text:span text:style-name="T23"> </text:span><text:span text:style-name="T21">solutions,</text:span><text:span text:style-name="T23"> </text:span><text:span text:style-name="T21">project</text:span><text:span text:style-name="T24"> </text:span><text:span text:style-name="T21">work,</text:span><text:span text:style-name="T23"> </text:span><text:span text:style-name="T21">…)</text:span></text:p>
        </text:list-item>
        <text:list-item>
          <text:p text:style-name="P26"><text:span text:style-name="T21">consult</text:span><text:span text:style-name="T32"> </text:span><text:span text:style-name="T21">existing</text:span><text:span text:style-name="T30"> </text:span><text:span text:style-name="T21">online</text:span><text:span text:style-name="T32"> </text:span><text:span text:style-name="T21">resources</text:span><text:span text:style-name="T32"> </text:span><text:span text:style-name="T21">(e.g.</text:span><text:span text:style-name="T32"> </text:span><text:span text:style-name="T21">Python</text:span><text:span text:style-name="T23"> </text:span><text:span text:style-name="T21">documentation,</text:span><text:span text:style-name="T30"> </text:span><text:span text:style-name="T21">StackOverflow,</text:span><text:span text:style-name="T32"> </text:span><text:span text:style-name="T21">Google</text:span><text:span text:style-name="T32"> </text:span><text:span text:style-name="T21">Search)</text:span></text:p>
        </text:list-item>
        <text:list-item>
          <text:p text:style-name="P27"><text:span text:style-name="T21">access</text:span><text:span text:style-name="T32"> </text:span><text:span text:style-name="T21">uu.blackboard.com</text:span><text:span text:style-name="T30"> </text:span><text:span text:style-name="T21">for</text:span><text:span text:style-name="T23"> </text:span><text:span text:style-name="T21">assignment</text:span><text:span text:style-name="T23"> </text:span><text:span text:style-name="T21">download</text:span><text:span text:style-name="T23"> </text:span><text:span text:style-name="T21">and</text:span><text:span text:style-name="T30"> </text:span><text:span text:style-name="T21">submission, </text:span><text:span text:style-name="T22">and accessing</text:span><text:span text:style-name="T33"> </text:span><text:span text:style-name="T22">lecture</text:span><text:span text:style-name="T28"> </text:span><text:span text:style-name="T22">material</text:span></text:p>
        </text:list-item>
        <text:list-item>
          <text:p text:style-name="P28"><text:span text:style-name="T21">access</text:span><text:span text:style-name="T30"> https://pro.quarterfall.com/</text:span><text:span text:style-name="T21"> for</text:span><text:span text:style-name="T30"> </text:span><text:span text:style-name="T21">accessing</text:span><text:span text:style-name="T32"> </text:span><text:span text:style-name="T45">weekly exercises </text:span></text:p>
        </text:list-item>
      </text:list>
      <text:p text:style-name="P21"/>
      <text:p text:style-name="P15"><text:span text:style-name="T21">You</text:span><text:span text:style-name="T35"> </text:span><text:span text:style-name="T21">are</text:span><text:span text:style-name="T36"> </text:span><text:span text:style-name="T26">not</text:span><text:span text:style-name="T31"> </text:span><text:span text:style-name="T26">allowed</text:span><text:span text:style-name="T34"> </text:span><text:span text:style-name="T21">to:</text:span></text:p>
      <text:list xml:id="list141815114655991" text:continue-numbering="true" text:style-name="WWNum1">
        <text:list-item>
          <text:p text:style-name="P29"><text:span text:style-name="T24">use</text:span><text:span text:style-name="T30"> </text:span><text:span text:style-name="T24">mobile</text:span><text:span text:style-name="T27"> </text:span><text:span text:style-name="T21">phones (exception:</text:span><text:span text:style-name="T24"> </text:span><text:span text:style-name="T21">2FA</text:span><text:span text:style-name="T37"> </text:span><text:span text:style-name="T21">login</text:span><text:span text:style-name="T23"> </text:span><text:span text:style-name="T21">to</text:span><text:span text:style-name="T23"> </text:span><text:span text:style-name="T21">Blackboard</text:span><text:span text:style-name="T24"> </text:span><text:span text:style-name="T21">at beginning</text:span><text:span text:style-name="T23"> </text:span><text:span text:style-name="T21">and</text:span><text:span text:style-name="T27"> </text:span><text:span text:style-name="T21">end of</text:span><text:span text:style-name="T27"> </text:span><text:span text:style-name="T21">exam)</text:span></text:p>
        </text:list-item>
        <text:list-item>
          <text:p text:style-name="P26"><text:span text:style-name="T21">use</text:span><text:span text:style-name="T38"> </text:span><text:span text:style-name="T21">Teams</text:span><text:span text:style-name="T30"> </text:span><text:span text:style-name="T21">or</text:span><text:span text:style-name="T23"> </text:span><text:span text:style-name="T21">any</text:span><text:span text:style-name="T36"> </text:span><text:span text:style-name="T21">other</text:span><text:span text:style-name="T23"> </text:span><text:span text:style-name="T21">text/voice/video</text:span><text:span text:style-name="T24"> </text:span><text:span text:style-name="T21">chat</text:span><text:span text:style-name="T27"> </text:span><text:span text:style-name="T21">programs</text:span><text:span text:style-name="T30"> </text:span><text:span text:style-name="T21">(exception:</text:span><text:span text:style-name="T30"> </text:span><text:span text:style-name="T21">proctoring</text:span><text:span text:style-name="T32"> </text:span><text:span text:style-name="T21">environment)</text:span></text:p>
        </text:list-item>
        <text:list-item>
          <text:p text:style-name="P25"><text:span text:style-name="T21">use</text:span><text:span text:style-name="T27"> </text:span><text:span text:style-name="T21">e-mail</text:span><text:span text:style-name="T24"> </text:span><text:span text:style-name="T21">programs</text:span></text:p>
        </text:list-item>
        <text:list-item>
          <text:p text:style-name="P26"><text:span text:style-name="T21">use</text:span><text:span text:style-name="T23"> </text:span><text:span text:style-name="T21">social</text:span><text:span text:style-name="T24"> </text:span><text:span text:style-name="T21">media</text:span></text:p>
        </text:list-item>
        <text:list-item>
          <text:p text:style-name="P30"><text:span text:style-name="T21">communicate</text:span><text:span text:style-name="T27"> </text:span><text:span text:style-name="T21">with</text:span><text:span text:style-name="T24"> </text:span><text:span text:style-name="T21">each</text:span><text:span text:style-name="T24"> </text:span><text:span text:style-name="T21">other</text:span></text:p>
        </text:list-item>
        <text:list-item>
          <text:p text:style-name="P26"><text:span text:style-name="T21">get</text:span><text:span text:style-name="T23"> </text:span><text:span text:style-name="T21">help</text:span><text:span text:style-name="T23"> </text:span><text:span text:style-name="T21">from</text:span><text:span text:style-name="T23"> </text:span><text:span text:style-name="T21">other</text:span><text:span text:style-name="T24"> </text:span><text:span text:style-name="T21">persons</text:span></text:p>
        </text:list-item>
      </text:list>
      <text:p text:style-name="P16"/>
      <text:h text:style-name="P23" text:outline-level="1">Grading Information</text:h>
      <text:h text:style-name="P32" text:outline-level="1">How will the assignments be graded? This might be quite different from other, non-programming assignments that you are familiar with, so this is a fair question. Here we explain how we proceed.</text:h>
      <text:h text:style-name="P32" text:outline-level="1">Generally, points will be given for functionality (program behavior, usability, robustness) and for form (code structure, reuse, readability). This is similar to the categories we use for grading the projects, but with different weights and scales. </text:h>
      <text:h text:style-name="P32" text:outline-level="1"><text:span text:style-name="T39">The vast majority</text:span> of the points will be for <text:span text:style-name="T7">functionality</text:span>, <text:span text:style-name="T40">corresponding to the requirements that are laid out in the assignment text. Points will be awarded according the following levels of compliance:</text:span></text:h>
      <table:table table:name="Table3" table:style-name="Table3">
        <table:table-column table:style-name="Table3.A"/>
        <table:table-column table:style-name="Table3.B"/>
        <table:table-column table:style-name="Table3.C"/>
        <table:table-row table:style-name="TableLine94755279713888">
          <table:table-cell table:style-name="Table3.A1" office:value-type="string">
            <text:p text:style-name="P17">Level</text:p>
          </table:table-cell>
          <table:table-cell table:style-name="Table3.A1" office:value-type="string">
            <text:p text:style-name="P17">Description</text:p>
          </table:table-cell>
          <table:table-cell table:style-name="Table3.C1" office:value-type="string">
            <text:p text:style-name="P17">Percentage of points</text:p>
          </table:table-cell>
        </table:table-row>
        <table:table-row table:style-name="TableLine94755279823072">
          <table:table-cell table:style-name="Table3.A2" office:value-type="string">
            <text:p text:style-name="P17">5</text:p>
          </table:table-cell>
          <table:table-cell table:style-name="Table3.A2" office:value-type="string">
            <text:p text:style-name="P17"><text:span text:style-name="T39">C</text:span>ompletely functional, free of bugs</text:p>
          </table:table-cell>
          <table:table-cell table:style-name="Table3.C2" office:value-type="string">
            <text:p text:style-name="P17">100%</text:p>
          </table:table-cell>
        </table:table-row>
        <table:table-row table:style-name="TableLine94755279855872">
          <table:table-cell table:style-name="Table3.A2" office:value-type="string">
            <text:p text:style-name="P17">4</text:p>
          </table:table-cell>
          <table:table-cell table:style-name="Table3.A2" office:value-type="string">
            <text:p text:style-name="P17">Almost completely functional, <text:span text:style-name="T39">minor problems</text:span></text:p>
          </table:table-cell>
          <table:table-cell table:style-name="Table3.C2" office:value-type="string">
            <text:p text:style-name="P17">75%</text:p>
          </table:table-cell>
        </table:table-row>
        <table:table-row table:style-name="TableLine94755279938976">
          <table:table-cell table:style-name="Table3.A2" office:value-type="string">
            <text:p text:style-name="P17">3</text:p>
          </table:table-cell>
          <table:table-cell table:style-name="Table3.A2" office:value-type="string">
            <text:p text:style-name="P17">Partially functional, <text:span text:style-name="T39">serious </text:span>attempt or clear line of thought visible</text:p>
          </table:table-cell>
          <table:table-cell table:style-name="Table3.C2" office:value-type="string">
            <text:p text:style-name="P18">50%</text:p>
          </table:table-cell>
        </table:table-row>
        <table:table-row table:style-name="TableLine94755279939856">
          <table:table-cell table:style-name="Table3.A2" office:value-type="string">
            <text:p text:style-name="P17">2</text:p>
          </table:table-cell>
          <table:table-cell table:style-name="Table3.A2" office:value-type="string">
            <text:p text:style-name="P17">Not functional, <text:span text:style-name="T39">but some </text:span>attempt or line of thought visible</text:p>
          </table:table-cell>
          <table:table-cell table:style-name="Table3.C2" office:value-type="string">
            <text:p text:style-name="P18">25%</text:p>
          </table:table-cell>
        </table:table-row>
        <table:table-row table:style-name="TableLine94755279940896">
          <table:table-cell table:style-name="Table3.A2" office:value-type="string">
            <text:p text:style-name="P17">1</text:p>
          </table:table-cell>
          <table:table-cell table:style-name="Table3.A2" office:value-type="string">
            <text:p text:style-name="P18">Not functional, no serious attempt visible</text:p>
          </table:table-cell>
          <table:table-cell table:style-name="Table3.C2" office:value-type="string">
            <text:p text:style-name="P18">0%</text:p>
          </table:table-cell>
        </table:table-row>
      </table:table>
      <text:h text:style-name="P33" text:outline-level="1">That is, you can also get points here if you don’t manage to produce a working implementation, but sketch (for example as comments) some ideas of what the important steps might be.</text:h>
      <text:h text:style-name="P33" text:outline-level="1">In addition,<text:span text:style-name="T40"> a smaller number of points can be gained for the </text:span><text:span text:style-name="T9">form</text:span><text:span text:style-name="T40">. </text:span>These will be awarded based on a three-level scale as follows:</text:h>
      <table:table table:name="Table4" table:style-name="Table4">
        <table:table-column table:style-name="Table4.A"/>
        <table:table-column table:style-name="Table4.B"/>
        <table:table-column table:style-name="Table4.C"/>
        <table:table-row table:style-name="TableLine94755279944528">
          <table:table-cell table:style-name="Table4.A1" office:value-type="string">
            <text:p text:style-name="P17">Level</text:p>
          </table:table-cell>
          <table:table-cell table:style-name="Table4.A1" office:value-type="string">
            <text:p text:style-name="P17">Description</text:p>
          </table:table-cell>
          <table:table-cell table:style-name="Table4.C1" office:value-type="string">
            <text:p text:style-name="P17">Percentage of points</text:p>
          </table:table-cell>
        </table:table-row>
        <table:table-row table:style-name="TableLine94755278108000">
          <table:table-cell table:style-name="Table4.A2" office:value-type="string">
            <text:p text:style-name="P18">3</text:p>
          </table:table-cell>
          <table:table-cell table:style-name="Table4.A2" office:value-type="string">
            <text:p text:style-name="P18">very well-structured <text:span text:style-name="T41">and clean</text:span> code, easily readable, good choice of meaningful identifier names, good level of comments that help understanding the code</text:p>
          </table:table-cell>
          <table:table-cell table:style-name="Table4.C2" office:value-type="string">
            <text:p text:style-name="P18">100%</text:p>
          </table:table-cell>
        </table:table-row>
        <table:table-row table:style-name="TableLine94755279968368">
          <table:table-cell table:style-name="Table4.A2" office:value-type="string">
            <text:p text:style-name="P18">2</text:p>
          </table:table-cell>
          <table:table-cell table:style-name="Table4.A2" office:value-type="string">
            <text:p text:style-name="P19">overall reasonably structured code, readable with ordinary effort, reasonable choice of identifier names, decent level of comments</text:p>
          </table:table-cell>
          <table:table-cell table:style-name="Table4.C2" office:value-type="string">
            <text:p text:style-name="P18">50%</text:p>
          </table:table-cell>
        </table:table-row>
        <table:table-row table:style-name="TableLine94755279273968">
          <table:table-cell table:style-name="Table4.A2" office:value-type="string">
            <text:p text:style-name="P18">1</text:p>
          </table:table-cell>
          <table:table-cell table:style-name="Table4.A2" office:value-type="string">
            <text:p text:style-name="P18">messy code, poorly structured, difficult to read, poor choice of identifier names, lack of comments</text:p>
          </table:table-cell>
          <table:table-cell table:style-name="Table4.C2" office:value-type="string">
            <text:p text:style-name="P18">0%</text:p>
          </table:table-cell>
        </table:table-row>
      </table:table>
      <text:h text:style-name="P31" text:outline-level="1"><text:span text:style-name="T42">Note that </text:span><text:span text:style-name="T43">for both function and form, </text:span><text:span text:style-name="T42">the grader can also award points between </text:span><text:span text:style-name="T43">the</text:span><text:span text:style-name="T42"> defined levels.</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807in" fo:margin-right="0in" fo:margin-top="0.0217in" fo:margin-bottom="0in" loext: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807in"/>
        </style:list-level-properties>
        <style:text-properties style:font-name="Calibri"/>
      </text:list-level-style-bullet>
      <text:list-level-style-bullet text:level="2" text:style-name="ListLabel_20_2"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25in" fo:margin-left="1.883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25in" fo:margin-left="2.533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25in" fo:margin-left="3.183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25in" fo:margin-left="3.8335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25in" fo:margin-left="5.1335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25in" fo:margin-left="5.78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a-Lena Lamprecht</meta:initial-creator>
    <meta:creation-date>2021-04-09T12:51:05.880526015</meta:creation-date>
    <dc:date>2022-04-12T14:16:14.905522472</dc:date>
    <meta:editing-duration>PT1H29M44S</meta:editing-duration>
    <meta:editing-cycles>25</meta:editing-cycles>
    <meta:generator>LibreOffice/6.4.7.2$Linux_X86_64 LibreOffice_project/40$Build-2</meta:generator>
    <meta:document-statistic meta:table-count="2" meta:image-count="0" meta:object-count="0" meta:page-count="2" meta:paragraph-count="63" meta:word-count="593" meta:character-count="3661" meta:non-whitespace-character-count="3136"/>
  </office:meta>
</office:document-meta>
</file>